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01" svg:font-family="'LM Mono 10'" style:font-pitch="fixed"/>
    <style:font-face style:name="LM Mono 10" svg:font-family="'LM Mono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7.08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8cm" fo:min-width="4.38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1.303cm" fo:min-width="3.91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2.892cm" fo:min-width="3.911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0.694cm" fo:min-width="13.625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17.881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0.7cm" fo:min-width="11.99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0.666cm" fo:min-width="10.15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0.71cm" fo:min-width="8.901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1.027cm" fo:min-width="7.865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1.175cm" fo:min-width="6.755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1.09cm" fo:min-width="5.395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opacity="18%" draw:textarea-horizontal-align="justify" draw:textarea-vertical-align="middle" draw:auto-grow-height="false" fo:min-height="0.995cm" fo:min-width="3.73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2.256cm" fo:min-width="3.911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1.621cm" fo:min-width="4.228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 style:list-style-name="L1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3.114cm" fo:min-width="3.911cm" fo:padding-top="0.142cm" fo:padding-bottom="0.142cm" fo:padding-left="0.267cm" fo:padding-right="0.267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opacity="18%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color="#00a933" style:font-name="LM Mono 101" fo:font-size="24pt" style:font-size-asian="24pt" style:font-size-complex="24pt"/>
    </style:style>
    <style:style style:name="T2" style:family="text">
      <style:text-properties fo:color="#2a6099" style:font-name="LM Mono 101"/>
    </style:style>
    <style:style style:name="T3" style:family="text">
      <style:text-properties style:font-name="LM Mono 101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Roboto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style:font-name="LM Mono 10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7.62cm" svg:height="1.27cm" svg:x="6.913cm" svg:y="1.869cm">
          <text:p text:style-name="P1"><text:span text:style-name="T1">r</text:span>=0; <text:s/><text:span text:style-name="T2">Bondset</text:span> empty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9.843cm" svg:height="1.727cm" svg:x="5.805cm" svg:y="4.387cm">
          <text:p text:style-name="P1"><text:span text:style-name="T1">r</text:span>&lt;<text:span text:style-name="T3">nReaction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xml:id="id5" draw:id="id5" draw:layer="layout" svg:width="4.444cm" svg:height="1.587cm" svg:x="1.318cm" svg:y="17.214cm">
          <text:p text:style-name="P3"><text:span text:style-name="T4">Increment </text:span><text:span text:style-name="T1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4" draw:text-style-name="P5" xml:id="id3" draw:id="id3" draw:layer="layout" svg:width="4.445cm" svg:height="3.176cm" svg:x="8.607cm" svg:y="21.064cm">
            <text:p text:style-name="P3"><text:span text:style-name="T4">Fi</text:span><text:span text:style-name="T4">n</text:span><text:span text:style-name="T4">al </text:span><text:span text:style-name="T4">s</text:span><text:span text:style-name="T4">et </text:span><text:span text:style-name="T4">of </text:span><text:span text:style-name="T4">pr</text:span><text:span text:style-name="T4">o</text:span><text:span text:style-name="T4">p</text:span><text:span text:style-name="T4">o</text:span><text:span text:style-name="T4">s</text:span><text:span text:style-name="T4">e</text:span><text:span text:style-name="T4">d </text:span><text:span text:style-name="T4">b</text:span><text:span text:style-name="T4">o</text:span><text:span text:style-name="T4">n</text:span><text:span text:style-name="T4">d</text:span><text:span text:style-name="T4">s </text:span><text:span text:style-name="T4">fo</text:span><text:span text:style-name="T4">r </text:span><text:span text:style-name="T5">R</text:span><text:span text:style-name="T5">e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text:span text:style-name="T5">[</text:span><text:span text:style-name="T5">r</text:span><text:span text:style-name="T5">]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6" draw:layer="layout" svg:width="18.415cm" svg:height="1.27cm" svg:x="1.522cm" svg:y="8.513cm">
            <text:p text:style-name="P1">All pairs conforming to <text:span text:style-name="T5">Reaction[r]</text:span></text:p>
            <draw:enhanced-geometry svg:viewBox="0 0 21600 21600" draw:glue-points="?f6 10800 10800 21600 ?f5 10800 10800 0" draw:text-areas="?f3 ?f3 ?f4 ?f4" draw:type="trapezoid" draw:modifiers="1342.9626411815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" draw:text-style-name="P2" xml:id="id8" draw:id="id8" draw:layer="layout" svg:width="18.415cm" svg:height="1.27cm" svg:x="1.525cm" svg:y="7.255cm">
            <text:p text:style-name="P1">All atoms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16.192cm" svg:height="1.27cm" svg:x="2.635cm" svg:y="9.795cm">
            <text:p text:style-name="P1">Non-short-circuits</text:p>
            <draw:enhanced-geometry svg:viewBox="0 0 21600 21600" draw:glue-points="?f6 10800 10800 21600 ?f5 10800 10800 0" draw:text-areas="?f3 ?f3 ?f4 ?f4" draw:type="trapezoid" draw:modifiers="1247.2055826591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" draw:text-style-name="P6" draw:layer="layout" svg:width="14.288cm" svg:height="1.27cm" svg:x="3.608cm" svg:y="11.061cm">
            <text:p text:style-name="P1">Non-ring-piercers</text:p>
            <draw:enhanced-geometry svg:viewBox="0 0 21600 21600" draw:glue-points="?f6 10800 10800 21600 ?f5 10800 10800 0" draw:text-areas="?f3 ?f3 ?f4 ?f4" draw:type="trapezoid" draw:modifiers="1745.958429561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" draw:text-style-name="P6" draw:layer="layout" svg:width="12.065cm" svg:height="1.27cm" svg:x="4.736cm" svg:y="12.319cm">
            <text:p text:style-name="P1">Non-C-C’ cyclizers</text:p>
            <draw:enhanced-geometry svg:viewBox="0 0 21600 21600" draw:glue-points="?f6 10800 10800 21600 ?f5 10800 10800 0" draw:text-areas="?f3 ?f3 ?f4 ?f4" draw:type="trapezoid" draw:modifiers="1090.2038786673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6" draw:layer="layout" svg:width="10.795cm" svg:height="1.683cm" svg:x="5.374cm" svg:y="13.577cm">
            <text:p text:style-name="P1">Shortest non-monomer repeating</text:p>
            <draw:enhanced-geometry svg:viewBox="0 0 21600 21600" draw:glue-points="?f6 10800 10800 21600 ?f5 10800 10800 0" draw:text-areas="?f3 ?f3 ?f4 ?f4" draw:type="trapezoid" draw:modifiers="1164.4312708410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6" draw:layer="layout" svg:width="9.525cm" svg:height="1.905cm" svg:x="6.012cm" svg:y="15.28cm">
            <text:p text:style-name="P1">Shortest collective non-C-C’ cyclizers</text:p>
            <draw:enhanced-geometry svg:viewBox="0 0 21600 21600" draw:glue-points="?f6 10800 10800 21600 ?f5 10800 10800 0" draw:text-areas="?f3 ?f3 ?f4 ?f4" draw:type="trapezoid" draw:modifiers="1414.9065714885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" draw:text-style-name="P6" draw:layer="layout" svg:width="8.255cm" svg:height="1.912cm" svg:x="6.682cm" svg:y="17.18cm">
            <text:p text:style-name="P1">Probability survivors</text:p>
            <draw:enhanced-geometry svg:viewBox="0 0 21600 21600" draw:glue-points="?f6 10800 10800 21600 ?f5 10800 10800 0" draw:text-areas="?f3 ?f3 ?f4 ?f4" draw:type="trapezoid" draw:modifiers="2328.4883720930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3" draw:text-style-name="P6" draw:layer="layout" svg:width="6.35cm" svg:height="1.905cm" svg:x="7.651cm" svg:y="19.125cm">
            <text:p text:style-name="P1">Iteration limit survivors</text:p>
            <draw:enhanced-geometry svg:viewBox="0 0 21600 21600" draw:glue-points="?f6 10800 10800 21600 ?f5 10800 10800 0" draw:text-areas="?f3 ?f3 ?f4 ?f4" draw:type="trapezoid" draw:modifiers="3241.1903637222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14" draw:text-style-name="P4" xml:id="id4" draw:id="id4" draw:layer="layout" svg:width="4.445cm" svg:height="2.54cm" svg:x="1.317cm" svg:y="21.382cm">
          <text:p text:style-name="P3"><text:span text:style-name="T4">Append set to </text:span><text:span text:style-name="T2">Bond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5" xml:id="id6" draw:id="id6" draw:layer="layout" svg:width="4.762cm" svg:height="1.905cm" svg:x="1cm" svg:y="1.552cm">
          <text:p text:style-name="P3">From previous ite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5" xml:id="id2" draw:id="id2" draw:layer="layout" svg:width="4.445cm" svg:height="3.398cm" svg:x="15.287cm" svg:y="21.976cm">
          <text:p text:style-name="P3"><text:span text:style-name="T4">Deliver </text:span><text:span text:style-name="T2">Bondset</text:span> <text:s/>to topology upda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2" draw:layer="layout" draw:line-skew="0.34cm" svg:x1="15.648cm" svg:y1="5.251cm" svg:x2="19.732cm" svg:y2="23.675cm" draw:start-shape="id1" draw:start-glue-point="7" draw:end-shape="id2" draw:end-glue-point="7" svg:d="M15648 5251h4942v18424h-858" svg:viewBox="0 0 4943 18425">
          <text:p/>
        </draw:connector>
        <draw:connector draw:style-name="gr17" draw:text-style-name="P2" draw:layer="layout" svg:x1="8.607cm" svg:y1="22.652cm" svg:x2="5.762cm" svg:y2="22.652cm" draw:start-shape="id3" draw:start-glue-point="5" draw:end-shape="id4" draw:end-glue-point="7" svg:d="M8607 22652h-2845" svg:viewBox="0 0 2846 1">
          <text:p/>
        </draw:connector>
        <draw:connector draw:style-name="gr17" draw:text-style-name="P2" draw:layer="layout" svg:x1="3.54cm" svg:y1="21.382cm" svg:x2="3.54cm" svg:y2="18.801cm" draw:start-shape="id4" draw:start-glue-point="4" draw:end-shape="id5" draw:end-glue-point="6" svg:d="M3540 21382v-2581" svg:viewBox="0 0 1 2582">
          <text:p/>
        </draw:connector>
        <draw:connector draw:style-name="gr17" draw:text-style-name="P2" draw:layer="layout" svg:x1="1.318cm" svg:y1="18.008cm" svg:x2="5.805cm" svg:y2="5.251cm" draw:start-shape="id5" draw:start-glue-point="5" draw:end-shape="id1" draw:end-glue-point="5" svg:d="M1318 18008h-518v-12757h5005" svg:viewBox="0 0 5006 12758">
          <text:p/>
        </draw:connector>
        <draw:connector draw:style-name="gr17" draw:text-style-name="P2" draw:layer="layout" svg:x1="5.762cm" svg:y1="2.505cm" svg:x2="6.913cm" svg:y2="2.504cm" draw:start-shape="id6" draw:start-glue-point="7" draw:end-shape="id7" draw:end-glue-point="3" svg:d="M5762 2505h576v-1h575" svg:viewBox="0 0 1152 2">
          <text:p/>
        </draw:connector>
        <draw:connector draw:style-name="gr17" draw:text-style-name="P2" draw:layer="layout" svg:x1="10.723cm" svg:y1="3.139cm" svg:x2="10.727cm" svg:y2="4.387cm" draw:start-shape="id7" draw:start-glue-point="2" draw:end-shape="id1" draw:end-glue-point="4" svg:d="M10723 3139v624h4v624" svg:viewBox="0 0 5 1249">
          <text:p/>
        </draw:connector>
        <draw:connector draw:style-name="gr17" draw:text-style-name="P2" draw:layer="layout" svg:x1="10.727cm" svg:y1="6.114cm" svg:x2="10.732cm" svg:y2="7.255cm" draw:start-shape="id1" draw:start-glue-point="6" draw:end-shape="id8" draw:end-glue-point="0" svg:d="M10727 6114v571h5v570" svg:viewBox="0 0 6 1142">
          <text:p/>
        </draw:connector>
        <draw:frame draw:style-name="gr18" draw:text-style-name="P7" draw:layer="layout" svg:width="0.82cm" svg:height="0.962cm" svg:x="15.848cm" svg:y="4.372cm">
          <draw:text-box>
            <text:p>y</text:p>
          </draw:text-box>
        </draw:frame>
        <draw:frame draw:style-name="gr18" draw:text-style-name="P7" draw:layer="layout" svg:width="0.853cm" svg:height="0.962cm" svg:x="10.748cm" svg:y="5.878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01" svg:font-family="'LM Mono 10'" style:font-pitch="fixed"/>
    <style:font-face style:name="LM Mono 10" svg:font-family="'LM Mono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44:36.161300806</meta:creation-date>
    <dc:date>2022-08-13T12:51:53.410282678</dc:date>
    <meta:editing-duration>PT34M13S</meta:editing-duration>
    <meta:editing-cycles>8</meta:editing-cycles>
    <meta:generator>LibreOffice/6.4.7.2$Linux_X86_64 LibreOffice_project/40$Build-2</meta:generator>
    <meta:document-statistic meta:object-count="26"/>
  </office:meta>
</office:document-meta>
</file>